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7681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0.8333in" style:rel-column-width="8067*"/>
    </style:style>
    <style:style style:name="Table1.B" style:family="table-column">
      <style:table-column-properties style:column-width="0.5938in" style:rel-column-width="5747*"/>
    </style:style>
    <style:style style:name="Table1.C" style:family="table-column">
      <style:table-column-properties style:column-width="0.5944in" style:rel-column-width="5754*"/>
    </style:style>
    <style:style style:name="Table1.D" style:family="table-column">
      <style:table-column-properties style:column-width="0.5938in" style:rel-column-width="5748*"/>
    </style:style>
    <style:style style:name="Table1.F" style:family="table-column">
      <style:table-column-properties style:column-width="0.5951in" style:rel-column-width="5760*"/>
    </style:style>
    <style:style style:name="Table1.G" style:family="table-column">
      <style:table-column-properties style:column-width="0.5924in" style:rel-column-width="5734*"/>
    </style:style>
    <style:style style:name="Table1.I" style:family="table-column">
      <style:table-column-properties style:column-width="0.5951in" style:rel-column-width="5761*"/>
    </style:style>
    <style:style style:name="Table1.K" style:family="table-column">
      <style:table-column-properties style:column-width="0.5889in" style:rel-column-width="5702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7681in" style:rel-width="100%" fo:margin-left="0in" fo:margin-top="0in" fo:margin-bottom="0in" table:align="left" style:writing-mode="page"/>
    </style:style>
    <style:style style:name="Table2.A" style:family="table-column">
      <style:table-column-properties style:column-width="0.8333in" style:rel-column-width="8067*"/>
    </style:style>
    <style:style style:name="Table2.B" style:family="table-column">
      <style:table-column-properties style:column-width="0.5938in" style:rel-column-width="5747*"/>
    </style:style>
    <style:style style:name="Table2.C" style:family="table-column">
      <style:table-column-properties style:column-width="0.5944in" style:rel-column-width="5754*"/>
    </style:style>
    <style:style style:name="Table2.D" style:family="table-column">
      <style:table-column-properties style:column-width="0.5938in" style:rel-column-width="5748*"/>
    </style:style>
    <style:style style:name="Table2.F" style:family="table-column">
      <style:table-column-properties style:column-width="0.5951in" style:rel-column-width="5760*"/>
    </style:style>
    <style:style style:name="Table2.G" style:family="table-column">
      <style:table-column-properties style:column-width="0.5924in" style:rel-column-width="5734*"/>
    </style:style>
    <style:style style:name="Table2.I" style:family="table-column">
      <style:table-column-properties style:column-width="0.5951in" style:rel-column-width="5761*"/>
    </style:style>
    <style:style style:name="Table2.K" style:family="table-column">
      <style:table-column-properties style:column-width="0.5889in" style:rel-column-width="5702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7618in" fo:margin-top="0in" fo:margin-bottom="0in" table:align="center" style:writing-mode="page"/>
    </style:style>
    <style:style style:name="Table3.A" style:family="table-column">
      <style:table-column-properties style:column-width="0.5486in"/>
    </style:style>
    <style:style style:name="Table3.B" style:family="table-column">
      <style:table-column-properties style:column-width="0.5743in"/>
    </style:style>
    <style:style style:name="Table3.C" style:family="table-column">
      <style:table-column-properties style:column-width="0.559in"/>
    </style:style>
    <style:style style:name="Table3.D" style:family="table-column">
      <style:table-column-properties style:column-width="0.5604in"/>
    </style:style>
    <style:style style:name="Table3.E" style:family="table-column">
      <style:table-column-properties style:column-width="0.5757in"/>
    </style:style>
    <style:style style:name="Table3.G" style:family="table-column">
      <style:table-column-properties style:column-width="0.5611in"/>
    </style:style>
    <style:style style:name="Table3.I" style:family="table-column">
      <style:table-column-properties style:column-width="0.5597in"/>
    </style:style>
    <style:style style:name="Table3.K" style:family="table-column">
      <style:table-column-properties style:column-width="0.5625in"/>
    </style:style>
    <style:style style:name="Table3.L" style:family="table-column">
      <style:table-column-properties style:column-width="0.563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4" style:family="table-row">
      <style:table-row-properties style:min-row-height="0.1944in" fo:keep-together="auto"/>
    </style:style>
    <style:style style:name="Table3.A4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4" style:family="table">
      <style:table-properties style:width="6.7618in" fo:margin-left="0in" fo:margin-top="0in" fo:margin-bottom="0in" table:align="left" style:writing-mode="page"/>
    </style:style>
    <style:style style:name="Table4.A" style:family="table-column">
      <style:table-column-properties style:column-width="6.761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6.7618in" fo:margin-left="0in" fo:margin-top="0in" fo:margin-bottom="0in" table:align="left" style:writing-mode="page"/>
    </style:style>
    <style:style style:name="Table5.A" style:family="table-column">
      <style:table-column-properties style:column-width="6.761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6.7681in" style:rel-width="100%" fo:margin-left="0in" fo:margin-top="0in" fo:margin-bottom="0in" table:align="left" style:writing-mode="page"/>
    </style:style>
    <style:style style:name="Table6.A" style:family="table-column">
      <style:table-column-properties style:column-width="3.6299in" style:rel-column-width="35146*"/>
    </style:style>
    <style:style style:name="Table6.B" style:family="table-column">
      <style:table-column-properties style:column-width="3.1382in" style:rel-column-width="30389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7" style:family="table">
      <style:table-properties style:width="6.7681in" style:rel-width="100%" fo:margin-left="0in" fo:margin-top="0in" fo:margin-bottom="0in" table:align="left" style:writing-mode="page"/>
    </style:style>
    <style:style style:name="Table7.A" style:family="table-column">
      <style:table-column-properties style:column-width="3.6299in" style:rel-column-width="35146*"/>
    </style:style>
    <style:style style:name="Table7.B" style:family="table-column">
      <style:table-column-properties style:column-width="3.1382in" style:rel-column-width="30389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Normal1">
      <style:paragraph-properties fo:text-align="center" style:justify-single-word="false"/>
    </style:style>
    <style:style style:name="P2" style:family="paragraph" style:parent-style-name="Normal1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/>
    </style:style>
    <style:style style:name="P3" style:family="paragraph" style:parent-style-name="Normal1">
      <style:paragraph-properties fo:text-align="justify" style:justify-single-word="false" loext:word-spacing-minimum="75%" loext:word-spacing-maximum="133%"/>
      <style:text-properties fo:color="#000000" loext:opacity="100%" style:font-name="Arial" fo:font-size="10pt" fo:font-weight="bold" style:font-size-asian="10pt" style:font-weight-asian="bold" style:font-name-complex="Arial1" style:font-size-complex="10pt" style:font-weight-complex="bold"/>
    </style:style>
    <style:style style:name="P4" style:family="paragraph" style:parent-style-name="Normal1">
      <style:paragraph-properties fo:text-align="justify" style:justify-single-word="false" loext:word-spacing-minimum="75%" loext:word-spacing-maximum="133%"/>
      <style:text-properties fo:color="#000000" loext:opacity="100%" style:font-name="Verdana" fo:font-size="10pt" fo:font-weight="bold" style:font-size-asian="10pt" style:font-weight-asian="bold" style:font-name-complex="Arial1" style:font-size-complex="10pt" style:font-weight-complex="bold"/>
    </style:style>
    <style:style style:name="P5" style:family="paragraph" style:parent-style-name="Normal1" style:list-style-name="WWNum1">
      <style:paragraph-properties fo:text-align="justify" style:justify-single-word="false" loext:word-spacing-minimum="75%" loext:word-spacing-maximum="133%"/>
    </style:style>
    <style:style style:name="P6" style:family="paragraph" style:parent-style-name="Normal1">
      <style:paragraph-properties fo:margin-left="0.25in" fo:text-align="justify" style:justify-single-word="false" fo:text-indent="-0.25in" style:auto-text-indent="false" loext:word-spacing-minimum="75%" loext:word-spacing-maximum="133%"/>
      <style:text-properties fo:color="#000000" loext:opacity="100%" style:font-name="Arial" fo:font-size="11.5pt" style:font-size-asian="11.5pt" style:font-name-complex="Arial1" style:font-size-complex="11.5pt"/>
    </style:style>
    <style:style style:name="P7" style:family="paragraph" style:parent-style-name="List_20_Paragraph" style:list-style-name="WWNum2">
      <style:paragraph-properties fo:text-align="justify" style:justify-single-word="false" loext:word-spacing-minimum="75%" loext:word-spacing-maximum="133%"/>
    </style:style>
    <style:style style:name="P8" style:family="paragraph" style:parent-style-name="Default">
      <style:paragraph-properties fo:text-align="justify" style:justify-single-word="false" loext:word-spacing-minimum="75%" loext:word-spacing-maximum="133%"/>
    </style:style>
    <style:style style:name="P9" style:family="paragraph" style:parent-style-name="Default" style:list-style-name="WWNum3">
      <style:paragraph-properties fo:text-align="justify" style:justify-single-word="false" loext:word-spacing-minimum="75%" loext:word-spacing-maximum="133%"/>
    </style:style>
    <style:style style:name="P10" style:family="paragraph" style:parent-style-name="Default">
      <style:paragraph-properties fo:text-align="justify" style:justify-single-word="false" loext:word-spacing-minimum="75%" loext:word-spacing-maximum="133%"/>
      <style:text-properties style:font-name="Verdana" fo:font-size="10pt" style:font-size-asian="10pt" style:font-size-complex="10pt"/>
    </style:style>
    <style:style style:name="P11" style:family="paragraph" style:parent-style-name="Default">
      <style:paragraph-properties fo:text-align="center" style:justify-single-word="false"/>
    </style:style>
    <style:style style:name="P12" style:family="paragraph" style:parent-style-name="Default">
      <style:paragraph-properties fo:text-align="justify" style:justify-single-word="false" loext:word-spacing-minimum="75%" loext:word-spacing-maximum="133%"/>
      <style:text-properties style:font-name="Consolas" fo:font-size="10pt" style:font-size-asian="10pt" style:font-size-complex="10pt"/>
    </style:style>
    <style:style style:name="P13" style:family="paragraph" style:parent-style-name="Default">
      <style:paragraph-properties fo:text-align="center" style:justify-single-word="false"/>
      <style:text-properties officeooo:rsid="00120bd7" officeooo:paragraph-rsid="00120bd7"/>
    </style:style>
    <style:style style:name="P14" style:family="paragraph" style:parent-style-name="Default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5" style:family="paragraph" style:parent-style-name="Default">
      <style:paragraph-properties fo:text-align="center" style:justify-single-word="false"/>
      <style:text-properties style:font-name="Verdana" fo:font-size="10pt" fo:font-weight="bold" officeooo:rsid="00120bd7" officeooo:paragraph-rsid="00120bd7" style:font-size-asian="10pt" style:font-weight-asian="bold" style:font-size-complex="10pt"/>
    </style:style>
    <style:style style:name="P16" style:family="paragraph" style:parent-style-name="Default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/>
    </style:style>
    <style:style style:name="P17" style:family="paragraph" style:parent-style-name="Default">
      <style:paragraph-properties fo:text-align="justify" style:justify-single-word="false" fo:padding-left="0in" fo:padding-right="0in" fo:padding-top="0in" fo:padding-bottom="0.0138in" fo:border-left="none" fo:border-right="none" fo:border-top="none" fo:border-bottom="0.74pt solid #000000" loext:word-spacing-minimum="75%" loext:word-spacing-maximum="133%"/>
      <style:text-properties style:font-name="Verdana" fo:font-size="10pt" style:font-size-asian="10pt" style:font-size-complex="10pt"/>
    </style:style>
    <style:style style:name="P18" style:family="paragraph" style:parent-style-name="Normal1">
      <style:paragraph-properties fo:margin-top="0in" fo:margin-bottom="0in" style:contextual-spacing="false" fo:break-before="page"/>
    </style:style>
    <style:style style:name="P19" style:family="paragraph" style:parent-style-name="List_20_Paragraph">
      <style:paragraph-properties fo:margin-left="0in" fo:text-align="justify" style:justify-single-word="false" loext:word-spacing-minimum="75%" loext:word-spacing-maximum="133%"/>
      <style:text-properties style:font-name="Verdana" fo:font-size="10pt" style:font-size-asian="10pt" style:font-size-complex="10pt"/>
    </style:style>
    <style:style style:name="P20" style:family="paragraph" style:parent-style-name="List_20_Paragraph">
      <style:paragraph-properties fo:margin-left="0in" fo:text-align="justify" style:justify-single-word="false" loext:word-spacing-minimum="75%" loext:word-spacing-maximum="133%"/>
    </style:style>
    <style:style style:name="P21" style:family="paragraph" style:parent-style-name="Normal1">
      <style:paragraph-properties fo:text-align="justify" style:justify-single-word="false" loext:word-spacing-minimum="75%" loext:word-spacing-maximum="133%"/>
    </style:style>
    <style:style style:name="P22" style:family="paragraph" style:parent-style-name="Normal1">
      <style:paragraph-properties fo:text-align="justify" style:justify-single-word="false" loext:word-spacing-minimum="75%" loext:word-spacing-maximum="133%"/>
      <style:text-properties style:font-name="Consolas" fo:font-size="10pt" style:font-size-asian="10pt" style:font-name-complex="Consolas1"/>
    </style:style>
    <style:style style:name="P23" style:family="paragraph" style:parent-style-name="Normal1">
      <style:paragraph-properties fo:text-align="justify" style:justify-single-word="false" loext:word-spacing-minimum="75%" loext:word-spacing-maximum="133%"/>
      <style:text-properties style:font-name="Consolas" fo:font-size="10pt" fo:font-weight="bold" style:font-size-asian="10pt" style:font-weight-asian="bold" style:font-name-complex="Consolas1"/>
    </style:style>
    <style:style style:name="P24" style:family="paragraph" style:parent-style-name="Default">
      <style:paragraph-properties fo:margin-left="0.5in" fo:text-align="justify" style:justify-single-word="false" loext:word-spacing-minimum="75%" loext:word-spacing-maximum="133%"/>
      <style:text-properties style:font-name="Verdana" fo:font-size="10pt" style:font-size-asian="10pt" style:font-name-complex="Consolas1"/>
    </style:style>
    <style:style style:name="P25" style:family="paragraph" style:parent-style-name="Default">
      <style:paragraph-properties fo:text-align="justify" style:justify-single-word="false" loext:word-spacing-minimum="75%" loext:word-spacing-maximum="133%"/>
      <style:text-properties style:font-name="Verdana" fo:font-size="10pt" style:font-size-asian="10pt" style:font-name-complex="Consolas1"/>
    </style:style>
    <style:style style:name="P26" style:family="paragraph" style:parent-style-name="Default">
      <style:paragraph-properties fo:margin-top="0in" fo:margin-bottom="0in" style:contextual-spacing="false" fo:text-align="justify" style:justify-single-word="false" fo:break-before="page" loext:word-spacing-minimum="75%" loext:word-spacing-maximum="133%"/>
      <style:text-properties style:font-name="Verdana" fo:font-size="10pt" style:font-size-asian="10pt" style:font-name-complex="Consolas1"/>
    </style:style>
    <style:style style:name="P27" style:family="paragraph" style:parent-style-name="Default">
      <style:paragraph-properties fo:text-align="justify" style:justify-single-word="false" loext:word-spacing-minimum="75%" loext:word-spacing-maximum="133%"/>
      <style:text-properties style:font-name="Verdana" fo:font-size="10pt" fo:language="pt" fo:country="BR" style:font-size-asian="10pt" style:font-name-complex="Consolas1"/>
    </style:style>
    <style:style style:name="P28" style:family="paragraph" style:parent-style-name="Default">
      <style:paragraph-properties fo:text-align="right" style:justify-single-word="false"/>
    </style:style>
    <style:style style:name="P29" style:family="paragraph" style:parent-style-name="Default">
      <style:paragraph-properties fo:margin-top="0in" fo:margin-bottom="0in" style:contextual-spacing="false" fo:text-align="justify" style:justify-single-word="false" fo:break-before="page" loext:word-spacing-minimum="75%" loext:word-spacing-maximum="133%"/>
    </style:style>
    <style:style style:name="P30" style:family="paragraph" style:parent-style-name="Default">
      <style:paragraph-properties fo:text-align="justify" style:justify-single-word="false" fo:text-indent="0.2in" style:auto-text-indent="false" loext:word-spacing-minimum="75%" loext:word-spacing-maximum="133%"/>
      <style:text-properties style:font-name="Verdana" fo:font-size="10pt" fo:language="pt" fo:country="BR" style:font-size-asian="10pt" style:font-name-complex="Consolas1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style:font-name="Verdana" fo:font-size="10pt" fo:font-weight="bold" style:font-size-asian="10pt" style:font-weight-asian="bold" style:font-size-complex="10pt"/>
    </style:style>
    <style:style style:name="T3" style:family="text">
      <style:text-properties fo:color="#000000" loext:opacity="100%" style:font-name="Arial" fo:font-size="10pt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fo:color="#000000" loext:opacity="100%" style:font-name="Verdana" fo:font-size="10pt" style:font-size-asian="10pt" style:font-name-complex="Arial1" style:font-size-complex="10pt"/>
    </style:style>
    <style:style style:name="T5" style:family="text">
      <style:text-properties fo:color="#000000" loext:opacity="100%" style:font-name="Arial" fo:font-size="11.5pt" style:font-size-asian="11.5pt" style:font-name-complex="Arial1" style:font-size-complex="11.5pt"/>
    </style:style>
    <style:style style:name="T6" style:family="text">
      <style:text-properties style:font-name="Consolas" fo:font-size="10pt" style:font-size-asian="10pt" style:font-size-complex="10pt"/>
    </style:style>
    <style:style style:name="T7" style:family="text">
      <style:text-properties style:font-name="Consolas" fo:font-size="10pt" officeooo:rsid="0010a6f5" style:font-size-asian="10pt" style:font-size-complex="10pt"/>
    </style:style>
    <style:style style:name="T8" style:family="text">
      <style:text-properties officeooo:rsid="0010a6f5"/>
    </style:style>
    <style:style style:name="T9" style:family="text">
      <style:text-properties style:font-name="Verdana" fo:font-size="10pt" style:font-size-asian="10pt" style:font-name-complex="Consolas1"/>
    </style:style>
    <style:style style:name="T10" style:family="text">
      <style:text-properties style:font-name="Verdana" fo:font-size="10pt" style:font-size-asian="10pt" style:font-name-complex="Consolas1" style:font-size-complex="10pt"/>
    </style:style>
    <style:style style:name="T11" style:family="text">
      <style:text-properties style:font-name="Consolas" fo:font-size="10pt" style:font-size-asian="10pt" style:font-name-complex="Consolas1"/>
    </style:style>
    <style:style style:name="T12" style:family="text">
      <style:text-properties style:font-name="Consolas" fo:font-size="10pt" fo:font-weight="bold" style:font-size-asian="10pt" style:font-weight-asian="bold" style:font-name-complex="Consolas1"/>
    </style:style>
    <style:style style:name="T13" style:family="text">
      <style:text-properties style:font-name="Verdana" fo:font-size="10pt" fo:font-weight="bold" style:font-size-asian="10pt" style:font-weight-asian="bold" style:font-name-complex="Consolas1"/>
    </style:style>
    <style:style style:name="T14" style:family="text">
      <style:text-properties style:font-name="Verdana" fo:font-size="10pt" style:font-size-asian="10pt" style:font-name-complex="Consolas1" style:font-weight-complex="bold"/>
    </style:style>
    <style:style style:name="T15" style:family="text">
      <style:text-properties style:font-name="Verdana" fo:font-size="10pt" fo:language="pt" fo:country="BR" style:font-size-asian="10pt" style:font-name-complex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Algorithm Design and Analysis</text:span><text:span text:style-name="T1"/></text:p>
      <text:p text:style-name="P2" loext:marker-style-name="T2"/>
      <text:p text:style-name="P1" loext:marker-style-name="T2"><text:span text:style-name="T2">Lab 2 HashTables</text:span><text:span text:style-name="T2"/></text:p>
      <text:p text:style-name="P3" loext:marker-style-name="T3"/>
      <text:p text:style-name="P4">Learning Outcomes </text:p>
      <text:list text:style-name="WWNum1">
        <text:list-item>
          <text:p text:style-name="P5" loext:marker-style-name="T4"><text:span text:style-name="T4">Understand HashTable ADT</text:span><text:span text:style-name="T4"/></text:p>
        </text:list-item>
        <text:list-item>
          <text:p text:style-name="P5" loext:marker-style-name="T4"><text:span text:style-name="T4">Use chaining and linear probing to resolve collision.</text:span><text:span text:style-name="T4"/></text:p>
        </text:list-item>
      </text:list>
      <text:p text:style-name="P6" loext:marker-style-name="T5"/>
      <text:list text:style-name="WWNum2">
        <text:list-item>
          <text:p text:style-name="P7" loext:marker-style-name="T1"><text:span text:style-name="T1">Hashtable ADT: The following sequence of 10 numbers are inserted into a hash table using hash function h(k) = k % 11. <text:s/></text:span><text:span text:style-name="T1"/></text:p>
        </text:list-item>
      </text:list>
      <text:p text:style-name="P8" loext:marker-style-name="T1"><text:span text:style-name="T1"><text:tab/></text:span><text:span text:style-name="T1"/></text:p>
      <text:list text:style-name="WWNum3">
        <text:list-item>
          <text:p text:style-name="P9" loext:marker-style-name="T1"><text:span text:style-name="T1">(30 min) If chaining is used to resolve collision, how does the hashtable look like? Fill up the h(k) value in the table below.</text:span><text:span text:style-name="T1"/></text:p>
        </text:list-item>
      </text:list>
      <text:p text:style-name="P10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C"/>
        <table:table-column table:style-name="Table1.I"/>
        <table:table-column table:style-name="Table1.C"/>
        <table:table-column table:style-name="Table1.K"/>
        <table:table-row table:style-name="Table1.1">
          <table:table-cell table:style-name="Table1.A1" office:value-type="string">
            <text:p text:style-name="P8" loext:marker-style-name="T1"><text:span text:style-name="T1">k</text:span><text:span text:style-name="T1"/></text:p>
          </table:table-cell>
          <table:table-cell table:style-name="Table1.A1" office:value-type="string">
            <text:p text:style-name="P11" loext:marker-style-name="T1"><text:span text:style-name="T1">36</text:span><text:span text:style-name="T1"/></text:p>
          </table:table-cell>
          <table:table-cell table:style-name="Table1.A1" office:value-type="string">
            <text:p text:style-name="P11" loext:marker-style-name="T1"><text:span text:style-name="T1">99</text:span><text:span text:style-name="T1"/></text:p>
          </table:table-cell>
          <table:table-cell table:style-name="Table1.A1" office:value-type="string">
            <text:p text:style-name="P11" loext:marker-style-name="T1"><text:span text:style-name="T1">80</text:span><text:span text:style-name="T1"/></text:p>
          </table:table-cell>
          <table:table-cell table:style-name="Table1.A1" office:value-type="string">
            <text:p text:style-name="P11" loext:marker-style-name="T1"><text:span text:style-name="T1">21</text:span><text:span text:style-name="T1"/></text:p>
          </table:table-cell>
          <table:table-cell table:style-name="Table1.A1" office:value-type="string">
            <text:p text:style-name="P11" loext:marker-style-name="T1"><text:span text:style-name="T1">58</text:span><text:span text:style-name="T1"/></text:p>
          </table:table-cell>
          <table:table-cell table:style-name="Table1.A1" office:value-type="string">
            <text:p text:style-name="P11" loext:marker-style-name="T1"><text:span text:style-name="T1">11</text:span><text:span text:style-name="T1"/></text:p>
          </table:table-cell>
          <table:table-cell table:style-name="Table1.A1" office:value-type="string">
            <text:p text:style-name="P11" loext:marker-style-name="T1"><text:span text:style-name="T1">25</text:span><text:span text:style-name="T1"/></text:p>
          </table:table-cell>
          <table:table-cell table:style-name="Table1.A1" office:value-type="string">
            <text:p text:style-name="P11" loext:marker-style-name="T1"><text:span text:style-name="T1">46</text:span><text:span text:style-name="T1"/></text:p>
          </table:table-cell>
          <table:table-cell table:style-name="Table1.A1" office:value-type="string">
            <text:p text:style-name="P11" loext:marker-style-name="T1"><text:span text:style-name="T1">91</text:span><text:span text:style-name="T1"/></text:p>
          </table:table-cell>
          <table:table-cell table:style-name="Table1.A1" office:value-type="string">
            <text:p text:style-name="P11" loext:marker-style-name="T1"><text:span text:style-name="T1">10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8" loext:marker-style-name="T1"><text:span text:style-name="T1">h(k)</text:span><text:span text:style-name="T1"/></text:p>
          </table:table-cell>
          <table:table-cell table:style-name="Table1.A1" office:value-type="string">
            <text:p text:style-name="P11" loext:marker-style-name="T2"><text:span text:style-name="T2">3</text:span><text:span text:style-name="T2"/></text:p>
          </table:table-cell>
          <table:table-cell table:style-name="Table1.A1" office:value-type="string">
            <text:p text:style-name="P11" loext:marker-style-name="T2"><text:span text:style-name="T2">0</text:span><text:span text:style-name="T2"/></text:p>
          </table:table-cell>
          <table:table-cell table:style-name="Table1.A1" office:value-type="string">
            <text:p text:style-name="P11" loext:marker-style-name="T2"><text:span text:style-name="T2">3</text:span><text:span text:style-name="T2"/></text:p>
          </table:table-cell>
          <table:table-cell table:style-name="Table1.A1" office:value-type="string">
            <text:p text:style-name="P11" loext:marker-style-name="T2"><text:span text:style-name="T2">10</text:span><text:span text:style-name="T2"/></text:p>
          </table:table-cell>
          <table:table-cell table:style-name="Table1.A1" office:value-type="string">
            <text:p text:style-name="P11" loext:marker-style-name="T2"><text:span text:style-name="T2">3</text:span><text:span text:style-name="T2"/></text:p>
          </table:table-cell>
          <table:table-cell table:style-name="Table1.A1" office:value-type="string">
            <text:p text:style-name="P11" loext:marker-style-name="T2"><text:span text:style-name="T2">0</text:span><text:span text:style-name="T2"/></text:p>
          </table:table-cell>
          <table:table-cell table:style-name="Table1.A1" office:value-type="string">
            <text:p text:style-name="P11" loext:marker-style-name="T2"><text:span text:style-name="T2">3</text:span><text:span text:style-name="T2"/></text:p>
          </table:table-cell>
          <table:table-cell table:style-name="Table1.A1" office:value-type="string">
            <text:p text:style-name="P11" loext:marker-style-name="T2"><text:span text:style-name="T2">2</text:span><text:span text:style-name="T2"/></text:p>
          </table:table-cell>
          <table:table-cell table:style-name="Table1.A1" office:value-type="string">
            <text:p text:style-name="P11" loext:marker-style-name="T2"><text:span text:style-name="T2">3</text:span><text:span text:style-name="T2"/></text:p>
          </table:table-cell>
          <table:table-cell table:style-name="Table1.A1" office:value-type="string">
            <text:p text:style-name="P11" loext:marker-style-name="T2"><text:span text:style-name="T2">10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8" loext:marker-style-name="T1"><text:span text:style-name="T1">Collision (Y/N)</text:span><text:span text:style-name="T1"/></text:p>
          </table:table-cell>
          <table:table-cell table:style-name="Table1.A1" office:value-type="string">
            <text:p text:style-name="P11" loext:marker-style-name="T2"><text:span text:style-name="T2">N</text:span><text:span text:style-name="T2"/></text:p>
          </table:table-cell>
          <table:table-cell table:style-name="Table1.A1" office:value-type="string">
            <text:p text:style-name="P11" loext:marker-style-name="T2"><text:span text:style-name="T2">N</text:span><text:span text:style-name="T2"/></text:p>
          </table:table-cell>
          <table:table-cell table:style-name="Table1.A1" office:value-type="string">
            <text:p text:style-name="P11" loext:marker-style-name="T2"><text:span text:style-name="T2">Y</text:span><text:span text:style-name="T2"/></text:p>
          </table:table-cell>
          <table:table-cell table:style-name="Table1.A1" office:value-type="string">
            <text:p text:style-name="P11" loext:marker-style-name="T2"><text:span text:style-name="T2">N</text:span><text:span text:style-name="T2"/></text:p>
          </table:table-cell>
          <table:table-cell table:style-name="Table1.A1" office:value-type="string">
            <text:p text:style-name="P11" loext:marker-style-name="T2"><text:span text:style-name="T2">Y</text:span><text:span text:style-name="T2"/></text:p>
          </table:table-cell>
          <table:table-cell table:style-name="Table1.A1" office:value-type="string">
            <text:p text:style-name="P11" loext:marker-style-name="T2"><text:span text:style-name="T2">Y</text:span><text:span text:style-name="T2"/></text:p>
          </table:table-cell>
          <table:table-cell table:style-name="Table1.A1" office:value-type="string">
            <text:p text:style-name="P11" loext:marker-style-name="T2"><text:span text:style-name="T2">Y</text:span><text:span text:style-name="T2"/></text:p>
          </table:table-cell>
          <table:table-cell table:style-name="Table1.A1" office:value-type="string">
            <text:p text:style-name="P11" loext:marker-style-name="T2"><text:span text:style-name="T2">N</text:span><text:span text:style-name="T2"/></text:p>
          </table:table-cell>
          <table:table-cell table:style-name="Table1.A1" office:value-type="string">
            <text:p text:style-name="P11" loext:marker-style-name="T2"><text:span text:style-name="T2">Y</text:span><text:span text:style-name="T2"/></text:p>
          </table:table-cell>
          <table:table-cell table:style-name="Table1.A1" office:value-type="string">
            <text:p text:style-name="P11" loext:marker-style-name="T2"><text:span text:style-name="T2">Y</text:span><text:span text:style-name="T2"/></text:p>
          </table:table-cell>
        </table:table-row>
      </table:table>
      <text:p text:style-name="P10" loext:marker-style-name="T1"/>
      <text:p text:style-name="P8" loext:marker-style-name="T6"><text:span text:style-name="T6">0 -&gt; </text:span><text:span text:style-name="T7">11</text:span><text:span text:style-name="T6"> 99</text:span></text:p>
      <text:p text:style-name="P8" loext:marker-style-name="T6"><text:span text:style-name="T6">1 -&gt; </text:span><text:span text:style-name="T6"/></text:p>
      <text:p text:style-name="P8" loext:marker-style-name="T6"><text:span text:style-name="T6">2 -&gt; 46</text:span><text:span text:style-name="T6"/></text:p>
      <text:p text:style-name="P8" loext:marker-style-name="T6"><text:span text:style-name="T6">3 -&gt; </text:span><text:span text:style-name="T7">91 25 58 80 </text:span><text:span text:style-name="T6">36</text:span></text:p>
      <text:p text:style-name="P8" loext:marker-style-name="T6"><text:span text:style-name="T6">4 -&gt; </text:span><text:span text:style-name="T6"/></text:p>
      <text:p text:style-name="P8" loext:marker-style-name="T6"><text:span text:style-name="T6">5 -&gt;</text:span><text:span text:style-name="T6"/></text:p>
      <text:p text:style-name="P8" loext:marker-style-name="T6"><text:span text:style-name="T6">6 -&gt;</text:span><text:span text:style-name="T6"/></text:p>
      <text:p text:style-name="P8" loext:marker-style-name="T6"><text:span text:style-name="T6">7 -&gt;</text:span><text:span text:style-name="T6"/></text:p>
      <text:p text:style-name="P8" loext:marker-style-name="T6"><text:span text:style-name="T6">8 -&gt;</text:span><text:span text:style-name="T6"/></text:p>
      <text:p text:style-name="P8" loext:marker-style-name="T6"><text:span text:style-name="T6">9 -&gt;</text:span><text:span text:style-name="T6"/></text:p>
      <text:p text:style-name="P12">10-&gt; <text:span text:style-name="T8">10</text:span> 21</text:p>
      <text:p text:style-name="P10" loext:marker-style-name="T1"/>
      <text:list text:continue-numbering="true" text:style-name="WWNum3">
        <text:list-item>
          <text:p text:style-name="P9"><text:span text:style-name="T9">(30 min) If linear probing is used to resolve collision.</text:span><text:span text:style-name="T1"> How does the hashtable look like? Fill up the h(k) value in the table below.</text:span></text:p>
        </text:list-item>
      </text:list>
      <text:p text:style-name="P10" loext:marker-style-name="T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column table:style-name="Table2.C"/>
        <table:table-column table:style-name="Table2.I"/>
        <table:table-column table:style-name="Table2.C"/>
        <table:table-column table:style-name="Table2.K"/>
        <table:table-row table:style-name="Table2.1">
          <table:table-cell table:style-name="Table2.A1" office:value-type="string">
            <text:p text:style-name="P8" loext:marker-style-name="T1"><text:span text:style-name="T1">k</text:span><text:span text:style-name="T1"/></text:p>
          </table:table-cell>
          <table:table-cell table:style-name="Table2.A1" office:value-type="string">
            <text:p text:style-name="P11" loext:marker-style-name="T1"><text:span text:style-name="T1">36</text:span><text:span text:style-name="T1"/></text:p>
          </table:table-cell>
          <table:table-cell table:style-name="Table2.A1" office:value-type="string">
            <text:p text:style-name="P11" loext:marker-style-name="T1"><text:span text:style-name="T1">99</text:span><text:span text:style-name="T1"/></text:p>
          </table:table-cell>
          <table:table-cell table:style-name="Table2.A1" office:value-type="string">
            <text:p text:style-name="P11" loext:marker-style-name="T1"><text:span text:style-name="T1">80</text:span><text:span text:style-name="T1"/></text:p>
          </table:table-cell>
          <table:table-cell table:style-name="Table2.A1" office:value-type="string">
            <text:p text:style-name="P11" loext:marker-style-name="T1"><text:span text:style-name="T1">21</text:span><text:span text:style-name="T1"/></text:p>
          </table:table-cell>
          <table:table-cell table:style-name="Table2.A1" office:value-type="string">
            <text:p text:style-name="P11" loext:marker-style-name="T1"><text:span text:style-name="T1">58</text:span><text:span text:style-name="T1"/></text:p>
          </table:table-cell>
          <table:table-cell table:style-name="Table2.A1" office:value-type="string">
            <text:p text:style-name="P11" loext:marker-style-name="T1"><text:span text:style-name="T1">11</text:span><text:span text:style-name="T1"/></text:p>
          </table:table-cell>
          <table:table-cell table:style-name="Table2.A1" office:value-type="string">
            <text:p text:style-name="P11" loext:marker-style-name="T1"><text:span text:style-name="T1">25</text:span><text:span text:style-name="T1"/></text:p>
          </table:table-cell>
          <table:table-cell table:style-name="Table2.A1" office:value-type="string">
            <text:p text:style-name="P11" loext:marker-style-name="T1"><text:span text:style-name="T1">46</text:span><text:span text:style-name="T1"/></text:p>
          </table:table-cell>
          <table:table-cell table:style-name="Table2.A1" office:value-type="string">
            <text:p text:style-name="P11" loext:marker-style-name="T1"><text:span text:style-name="T1">91</text:span><text:span text:style-name="T1"/></text:p>
          </table:table-cell>
          <table:table-cell table:style-name="Table2.A1" office:value-type="string">
            <text:p text:style-name="P11" loext:marker-style-name="T1"><text:span text:style-name="T1">10</text:span><text:span text:style-name="T1"/></text:p>
          </table:table-cell>
        </table:table-row>
        <table:table-row table:style-name="Table2.1">
          <table:table-cell table:style-name="Table2.A1" office:value-type="string">
            <text:p text:style-name="P8" loext:marker-style-name="T1"><text:span text:style-name="T1">h(k)</text:span><text:span text:style-name="T1"/></text:p>
          </table:table-cell>
          <table:table-cell table:style-name="Table2.A1" office:value-type="string">
            <text:p text:style-name="P11" loext:marker-style-name="T2"><text:span text:style-name="T2">3</text:span><text:span text:style-name="T2"/></text:p>
          </table:table-cell>
          <table:table-cell table:style-name="Table2.A1" office:value-type="string">
            <text:p text:style-name="P11" loext:marker-style-name="T2"><text:span text:style-name="T2">0</text:span><text:span text:style-name="T2"/></text:p>
          </table:table-cell>
          <table:table-cell table:style-name="Table2.A1" office:value-type="string">
            <text:p text:style-name="P11" loext:marker-style-name="T2"><text:span text:style-name="T2">4</text:span><text:span text:style-name="T2"/></text:p>
          </table:table-cell>
          <table:table-cell table:style-name="Table2.A1" office:value-type="string">
            <text:p text:style-name="P11" loext:marker-style-name="T2"><text:span text:style-name="T2">10</text:span><text:span text:style-name="T2"/></text:p>
          </table:table-cell>
          <table:table-cell table:style-name="Table2.A1" office:value-type="string">
            <text:p text:style-name="P11" loext:marker-style-name="T2"><text:span text:style-name="T2">5</text:span><text:span text:style-name="T2"/></text:p>
          </table:table-cell>
          <table:table-cell table:style-name="Table2.A1" office:value-type="string">
            <text:p text:style-name="P11" loext:marker-style-name="T2"><text:span text:style-name="T2">1</text:span><text:span text:style-name="T2"/></text:p>
          </table:table-cell>
          <table:table-cell table:style-name="Table2.A1" office:value-type="string">
            <text:p text:style-name="P11" loext:marker-style-name="T2"><text:span text:style-name="T2">6</text:span><text:span text:style-name="T2"/></text:p>
          </table:table-cell>
          <table:table-cell table:style-name="Table2.A1" office:value-type="string">
            <text:p text:style-name="P11" loext:marker-style-name="T2"><text:span text:style-name="T2">2</text:span><text:span text:style-name="T2"/></text:p>
          </table:table-cell>
          <table:table-cell table:style-name="Table2.A1" office:value-type="string">
            <text:p text:style-name="P11" loext:marker-style-name="T2"><text:span text:style-name="T2">7</text:span><text:span text:style-name="T2"/></text:p>
          </table:table-cell>
          <table:table-cell table:style-name="Table2.A1" office:value-type="string">
            <text:p text:style-name="P11" loext:marker-style-name="T2"><text:span text:style-name="T2">8</text:span><text:span text:style-name="T2"/></text:p>
          </table:table-cell>
        </table:table-row>
        <table:table-row table:style-name="Table2.1">
          <table:table-cell table:style-name="Table2.A1" office:value-type="string">
            <text:p text:style-name="Default" loext:marker-style-name="T1"><text:span text:style-name="T1">No of Collision</text:span><text:span text:style-name="T1"/></text:p>
          </table:table-cell>
          <table:table-cell table:style-name="Table2.A1" office:value-type="string">
            <text:p text:style-name="P11" loext:marker-style-name="T2"><text:span text:style-name="T2">0</text:span><text:span text:style-name="T2"/></text:p>
          </table:table-cell>
          <table:table-cell table:style-name="Table2.A1" office:value-type="string">
            <text:p text:style-name="P11" loext:marker-style-name="T2"><text:span text:style-name="T2">0</text:span><text:span text:style-name="T2"/></text:p>
          </table:table-cell>
          <table:table-cell table:style-name="Table2.A1" office:value-type="string">
            <text:p text:style-name="P11" loext:marker-style-name="T2"><text:span text:style-name="T2">1</text:span><text:span text:style-name="T2"/></text:p>
          </table:table-cell>
          <table:table-cell table:style-name="Table2.A1" office:value-type="string">
            <text:p text:style-name="P11" loext:marker-style-name="T2"><text:span text:style-name="T2">0</text:span><text:span text:style-name="T2"/></text:p>
          </table:table-cell>
          <table:table-cell table:style-name="Table2.A1" office:value-type="string">
            <text:p text:style-name="P11" loext:marker-style-name="T2"><text:span text:style-name="T2">2</text:span><text:span text:style-name="T2"/></text:p>
          </table:table-cell>
          <table:table-cell table:style-name="Table2.A1" office:value-type="string">
            <text:p text:style-name="P11" loext:marker-style-name="T2"><text:span text:style-name="T2">1</text:span><text:span text:style-name="T2"/></text:p>
          </table:table-cell>
          <table:table-cell table:style-name="Table2.A1" office:value-type="string">
            <text:p text:style-name="P11" loext:marker-style-name="T2"><text:span text:style-name="T2">3</text:span><text:span text:style-name="T2"/></text:p>
          </table:table-cell>
          <table:table-cell table:style-name="Table2.A1" office:value-type="string">
            <text:p text:style-name="P11" loext:marker-style-name="T2"><text:span text:style-name="T2">0</text:span><text:span text:style-name="T2"/></text:p>
          </table:table-cell>
          <table:table-cell table:style-name="Table2.A1" office:value-type="string">
            <text:p text:style-name="P11" loext:marker-style-name="T2"><text:span text:style-name="T2">4</text:span><text:span text:style-name="T2"/></text:p>
          </table:table-cell>
          <table:table-cell table:style-name="Table2.A1" office:value-type="string">
            <text:p text:style-name="P11" loext:marker-style-name="T2"><text:span text:style-name="T2">9</text:span><text:span text:style-name="T2"/></text:p>
          </table:table-cell>
        </table:table-row>
      </table:table>
      <text:p text:style-name="P10" loext:marker-style-name="T1"/>
      <text:p text:style-name="P10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B"/>
        <table:table-column table:style-name="Table3.G" table:number-columns-repeated="2"/>
        <table:table-column table:style-name="Table3.I"/>
        <table:table-column table:style-name="Table3.G"/>
        <table:table-column table:style-name="Table3.K"/>
        <table:table-column table:style-name="Table3.L"/>
        <table:table-row table:style-name="Table3.1">
          <table:table-cell table:style-name="Table3.A1" office:value-type="string">
            <text:p text:style-name="P11" loext:marker-style-name="T1"><text:span text:style-name="T1">k</text:span><text:span text:style-name="T1"/></text:p>
          </table:table-cell>
          <table:table-cell table:style-name="Table3.A1" office:value-type="string">
            <text:p text:style-name="P11" loext:marker-style-name="T2"><text:span text:style-name="T2">99</text:span><text:span text:style-name="T2"/></text:p>
          </table:table-cell>
          <table:table-cell table:style-name="Table3.A1" office:value-type="string">
            <text:p text:style-name="P11" loext:marker-style-name="T2"><text:span text:style-name="T2">11</text:span><text:span text:style-name="T2"/></text:p>
          </table:table-cell>
          <table:table-cell table:style-name="Table3.A1" office:value-type="string">
            <text:p text:style-name="P11" loext:marker-style-name="T2"><text:span text:style-name="T2">46</text:span><text:span text:style-name="T2"/></text:p>
          </table:table-cell>
          <table:table-cell table:style-name="Table3.A1" office:value-type="string">
            <text:p text:style-name="P11" loext:marker-style-name="T2"><text:span text:style-name="T2">36</text:span><text:span text:style-name="T2"/></text:p>
          </table:table-cell>
          <table:table-cell table:style-name="Table3.A1" office:value-type="string">
            <text:p text:style-name="P11" loext:marker-style-name="T2"><text:span text:style-name="T2">80</text:span><text:span text:style-name="T2"/></text:p>
          </table:table-cell>
          <table:table-cell table:style-name="Table3.A1" office:value-type="string">
            <text:p text:style-name="P11" loext:marker-style-name="T2"><text:span text:style-name="T2">58</text:span><text:span text:style-name="T2"/></text:p>
          </table:table-cell>
          <table:table-cell table:style-name="Table3.A1" office:value-type="string">
            <text:p text:style-name="P11" loext:marker-style-name="T2"><text:span text:style-name="T2">25</text:span><text:span text:style-name="T2"/></text:p>
          </table:table-cell>
          <table:table-cell table:style-name="Table3.A1" office:value-type="string">
            <text:p text:style-name="P11" loext:marker-style-name="T2"><text:span text:style-name="T2">91</text:span><text:span text:style-name="T2"/></text:p>
          </table:table-cell>
          <table:table-cell table:style-name="Table3.A1" office:value-type="string">
            <text:p text:style-name="P11" loext:marker-style-name="T2"><text:span text:style-name="T2">10</text:span><text:span text:style-name="T2"/></text:p>
          </table:table-cell>
          <table:table-cell table:style-name="Table3.A1" office:value-type="string">
            <text:p text:style-name="P11" loext:marker-style-name="T2"><text:span text:style-name="T2">-</text:span><text:span text:style-name="T2"/></text:p>
          </table:table-cell>
          <table:table-cell table:style-name="Table3.A1" office:value-type="string">
            <text:p text:style-name="P11" loext:marker-style-name="T2"><text:span text:style-name="T2">21</text:span><text:span text:style-name="T2"/></text:p>
          </table:table-cell>
        </table:table-row>
        <table:table-row table:style-name="Table3.1">
          <table:table-cell table:style-name="Table3.A1" office:value-type="string">
            <text:p text:style-name="P11" loext:marker-style-name="T1"><text:span text:style-name="T1">probe</text:span><text:span text:style-name="T1"/></text:p>
          </table:table-cell>
          <table:table-cell table:style-name="Table3.A1" office:value-type="string">
            <text:p text:style-name="P13" loext:marker-style-name="T2"><text:span text:style-name="T2">0</text:span></text:p>
          </table:table-cell>
          <table:table-cell table:style-name="Table3.A1" office:value-type="string">
            <text:p text:style-name="P13" loext:marker-style-name="T2"><text:span text:style-name="T2">1</text:span></text:p>
          </table:table-cell>
          <table:table-cell table:style-name="Table3.A1" office:value-type="string">
            <text:p text:style-name="P13" loext:marker-style-name="T2"><text:span text:style-name="T2">0</text:span></text:p>
          </table:table-cell>
          <table:table-cell table:style-name="Table3.A1" office:value-type="string">
            <text:p text:style-name="P13" loext:marker-style-name="T2"><text:span text:style-name="T2">0</text:span></text:p>
          </table:table-cell>
          <table:table-cell table:style-name="Table3.A1" office:value-type="string">
            <text:p text:style-name="P13" loext:marker-style-name="T2"><text:span text:style-name="T2">1</text:span></text:p>
          </table:table-cell>
          <table:table-cell table:style-name="Table3.A1" office:value-type="string">
            <text:p text:style-name="P13" loext:marker-style-name="T2"><text:span text:style-name="T2">2</text:span></text:p>
          </table:table-cell>
          <table:table-cell table:style-name="Table3.A1" office:value-type="string">
            <text:p text:style-name="P13" loext:marker-style-name="T2"><text:span text:style-name="T2">3</text:span></text:p>
          </table:table-cell>
          <table:table-cell table:style-name="Table3.A1" office:value-type="string">
            <text:p text:style-name="P13" loext:marker-style-name="T2"><text:span text:style-name="T2">4</text:span></text:p>
          </table:table-cell>
          <table:table-cell table:style-name="Table3.A1" office:value-type="string">
            <text:p text:style-name="P13" loext:marker-style-name="T2"><text:span text:style-name="T2">9</text:span></text:p>
          </table:table-cell>
          <table:table-cell table:style-name="Table3.A1" office:value-type="string">
            <text:p text:style-name="P11" loext:marker-style-name="T2"><text:span text:style-name="T2"/></text:p>
          </table:table-cell>
          <table:table-cell table:style-name="Table3.A1" office:value-type="string">
            <text:p text:style-name="P13" loext:marker-style-name="T2"><text:span text:style-name="T2">0</text:span></text:p>
          </table:table-cell>
        </table:table-row>
        <table:table-row table:style-name="Table3.1">
          <table:table-cell table:style-name="Table3.A3" office:value-type="string">
            <text:p text:style-name="P14" loext:marker-style-name="T1">index</text:p>
          </table:table-cell>
          <table:table-cell table:style-name="Table3.A3" office:value-type="string">
            <text:p text:style-name="P15" loext:marker-style-name="T2">0</text:p>
          </table:table-cell>
          <table:table-cell table:style-name="Table3.A3" office:value-type="string">
            <text:p text:style-name="P15" loext:marker-style-name="T2">1</text:p>
          </table:table-cell>
          <table:table-cell table:style-name="Table3.A3" office:value-type="string">
            <text:p text:style-name="P15" loext:marker-style-name="T2">2</text:p>
          </table:table-cell>
          <table:table-cell table:style-name="Table3.A3" office:value-type="string">
            <text:p text:style-name="P15" loext:marker-style-name="T2">3</text:p>
          </table:table-cell>
          <table:table-cell table:style-name="Table3.A3" office:value-type="string">
            <text:p text:style-name="P15" loext:marker-style-name="T2">4</text:p>
          </table:table-cell>
          <table:table-cell table:style-name="Table3.A3" office:value-type="string">
            <text:p text:style-name="P15" loext:marker-style-name="T2">5</text:p>
          </table:table-cell>
          <table:table-cell table:style-name="Table3.A3" office:value-type="string">
            <text:p text:style-name="P15" loext:marker-style-name="T2">6</text:p>
          </table:table-cell>
          <table:table-cell table:style-name="Table3.A3" office:value-type="string">
            <text:p text:style-name="P15" loext:marker-style-name="T2">7</text:p>
          </table:table-cell>
          <table:table-cell table:style-name="Table3.A3" office:value-type="string">
            <text:p text:style-name="P15" loext:marker-style-name="T2">8</text:p>
          </table:table-cell>
          <table:table-cell table:style-name="Table3.A3" office:value-type="string">
            <text:p text:style-name="P15" loext:marker-style-name="T2">9</text:p>
          </table:table-cell>
          <table:table-cell table:style-name="Table3.A3" office:value-type="string">
            <text:p text:style-name="P15" loext:marker-style-name="T2">10</text:p>
          </table:table-cell>
        </table:table-row>
        <table:table-row table:style-name="Table3.4">
          <table:table-cell table:style-name="Table3.A4" office:value-type="string">
            <text:p text:style-name="P11"><text:span text:style-name="T1"><text:s/></text:span></text:p>
          </table:table-cell>
          <table:table-cell table:style-name="Table3.A4" office:value-type="string">
            <text:p text:style-name="P16" loext:marker-style-name="T2"/>
          </table:table-cell>
          <table:table-cell table:style-name="Table3.A4" office:value-type="string">
            <text:p text:style-name="P16" loext:marker-style-name="T2"/>
          </table:table-cell>
          <table:table-cell table:style-name="Table3.A4" office:value-type="string">
            <text:p text:style-name="P16" loext:marker-style-name="T2"/>
          </table:table-cell>
          <table:table-cell table:style-name="Table3.A4" office:value-type="string">
            <text:p text:style-name="P16" loext:marker-style-name="T2"/>
          </table:table-cell>
          <table:table-cell table:style-name="Table3.A4" office:value-type="string">
            <text:p text:style-name="P16" loext:marker-style-name="T2"/>
          </table:table-cell>
          <table:table-cell table:style-name="Table3.A4" office:value-type="string">
            <text:p text:style-name="P16" loext:marker-style-name="T2"/>
          </table:table-cell>
          <table:table-cell table:style-name="Table3.A4" office:value-type="string">
            <text:p text:style-name="P16" loext:marker-style-name="T2"/>
          </table:table-cell>
          <table:table-cell table:style-name="Table3.A4" office:value-type="string">
            <text:p text:style-name="P16" loext:marker-style-name="T2"/>
          </table:table-cell>
          <table:table-cell table:style-name="Table3.A4" office:value-type="string">
            <text:p text:style-name="P16" loext:marker-style-name="T2"/>
          </table:table-cell>
          <table:table-cell table:style-name="Table3.A4" office:value-type="string">
            <text:p text:style-name="P16" loext:marker-style-name="T2"/>
          </table:table-cell>
          <table:table-cell table:style-name="Table3.A4" office:value-type="string">
            <text:p text:style-name="P16" loext:marker-style-name="T2"/>
          </table:table-cell>
        </table:table-row>
      </table:table>
      <text:p text:style-name="P10" loext:marker-style-name="T1"/>
      <text:p text:style-name="P17" loext:marker-style-name="T1"/>
      <text:p text:style-name="P18"/>
      <text:p text:style-name="P19">2. An incomplete C++ implementation of Hashtable ADT with chaining is provided below. </text:p>
      <text:p text:style-name="P20"><text:span text:style-name="T9"><text:line-break/>(</text:span><text:span text:style-name="T10">a) </text:span><text:span text:style-name="T9">(20 min) </text:span><text:span text:style-name="T1">Complete the </text:span><text:span text:style-name="T2">insert</text:span><text:span text:style-name="T1"> function and </text:span><text:span text:style-name="T2">retrieve</text:span><text:span text:style-name="T1"> function in the HashTable class. Use the </text:span><text:span text:style-name="T9">LinkedList.cpp from tutor.</text:span></text:p>
      <text:p text:style-name="P2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 loext:marker-style-name="T11"><text:span text:style-name="T11">// HashTable.cpp</text:span><text:span text:style-name="T11"/></text:p>
            <text:p text:style-name="P21" loext:marker-style-name="T11"><text:span text:style-name="T11">#include &lt;vector&gt;</text:span><text:span text:style-name="T11"/></text:p>
            <text:p text:style-name="P21" loext:marker-style-name="T11"><text:span text:style-name="T11">#include "LinkedList.cpp" // get from tutor</text:span><text:span text:style-name="T11"/></text:p>
            <text:p text:style-name="P22" loext:marker-style-name="T11"/>
            <text:p text:style-name="P21" loext:marker-style-name="T11"><text:span text:style-name="T11">template &lt;typename T&gt;</text:span><text:span text:style-name="T11"/></text:p>
            <text:p text:style-name="P21" loext:marker-style-name="T11"><text:span text:style-name="T11">class HashTable {</text:span><text:span text:style-name="T11"/></text:p>
            <text:p text:style-name="P21" loext:marker-style-name="T11"><text:span text:style-name="T11"><text:s text:c="2"/>vector&lt; LinkedList&lt;T&gt; &gt; table;</text:span><text:span text:style-name="T11"/></text:p>
            <text:p text:style-name="P21" loext:marker-style-name="T11"><text:span text:style-name="T11"><text:s text:c="2"/>int hashfunction (int hashitem) { // hash function</text:span><text:span text:style-name="T11"/></text:p>
            <text:p text:style-name="P21" loext:marker-style-name="T11"><text:span text:style-name="T11"><text:s text:c="4"/>return hashitem % table.size();</text:span><text:span text:style-name="T11"/></text:p>
            <text:p text:style-name="P21" loext:marker-style-name="T11"><text:span text:style-name="T11"><text:s text:c="2"/>}</text:span><text:span text:style-name="T11"/></text:p>
            <text:p text:style-name="P21" loext:marker-style-name="T11"><text:span text:style-name="T11"><text:s/>public:</text:span><text:span text:style-name="T11"/></text:p>
            <text:p text:style-name="P21" loext:marker-style-name="T11"><text:span text:style-name="T11"><text:s text:c="2"/>HashTable (int size) {</text:span><text:span text:style-name="T11"/></text:p>
            <text:p text:style-name="P21" loext:marker-style-name="T11"><text:span text:style-name="T11"><text:s text:c="4"/>table.resize (size); // resize vector to support size elements.</text:span><text:span text:style-name="T11"/></text:p>
            <text:p text:style-name="P21" loext:marker-style-name="T11"><text:span text:style-name="T11"><text:s text:c="2"/>}</text:span><text:span text:style-name="T11"/></text:p>
            <text:p text:style-name="P21" loext:marker-style-name="T11"><text:span text:style-name="T11"><text:s text:c="2"/>~HashTable() {</text:span><text:span text:style-name="T11"/></text:p>
            <text:p text:style-name="P21" loext:marker-style-name="T11"><text:span text:style-name="T11"><text:s text:c="4"/>for (int i = 0; i &lt; table.size(); i++)</text:span><text:span text:style-name="T11"/></text:p>
            <text:p text:style-name="P21" loext:marker-style-name="T11"><text:span text:style-name="T11"><text:s text:c="6"/>table[i].makeEmpty();</text:span><text:span text:style-name="T11"/></text:p>
            <text:p text:style-name="P21" loext:marker-style-name="T11"><text:span text:style-name="T11"><text:s text:c="2"/>}</text:span><text:span text:style-name="T11"/></text:p>
            <text:p text:style-name="P21" loext:marker-style-name="T11"><text:span text:style-name="T11"><text:s text:c="2"/>int size() {</text:span><text:span text:style-name="T11"/></text:p>
            <text:p text:style-name="P21" loext:marker-style-name="T11"><text:span text:style-name="T11"><text:s text:c="4"/>return table.size();</text:span><text:span text:style-name="T11"/></text:p>
            <text:p text:style-name="P21" loext:marker-style-name="T11"><text:span text:style-name="T11"><text:s text:c="2"/>}</text:span><text:span text:style-name="T11"/></text:p>
            <text:p text:style-name="P21" loext:marker-style-name="T11"><text:span text:style-name="T11"><text:s text:c="2"/>void insert (T newItem) {</text:span><text:span text:style-name="T11"/></text:p>
            <text:p text:style-name="P23" loext:marker-style-name="T12"><text:s text:c="4"/>this-&gt;table[hashfunction(newItem)].insertFront(newItem);</text:p>
            <text:p text:style-name="P23" loext:marker-style-name="T12"/>
            <text:p text:style-name="P21" loext:marker-style-name="T11"><text:span text:style-name="T11"><text:s text:c="2"/>}</text:span><text:span text:style-name="T11"/></text:p>
            <text:p text:style-name="P21" loext:marker-style-name="T11"><text:span text:style-name="T11"><text:s text:c="2"/>bool retrieve (T &amp; target) {</text:span><text:span text:style-name="T11"/></text:p>
            <text:p text:style-name="P23" loext:marker-style-name="T12"><text:s text:c="4"/>return this-&gt;table[hashfunction(target)].find(target);</text:p>
            <text:p text:style-name="P23" loext:marker-style-name="T12"/>
            <text:p text:style-name="P23" loext:marker-style-name="T12"/>
            <text:p text:style-name="P23" loext:marker-style-name="T12"/>
            <text:p text:style-name="P21" loext:marker-style-name="T11"><text:span text:style-name="T11"><text:s text:c="2"/>}</text:span><text:span text:style-name="T11"/></text:p>
            <text:p text:style-name="P21" loext:marker-style-name="T11"><text:span text:style-name="T11"><text:s text:c="2"/>friend ostream&amp; operator&lt;&lt; (ostream&amp; os, HashTable&lt;T&gt;&amp; ht) {</text:span><text:span text:style-name="T11"/></text:p>
            <text:p text:style-name="P21" loext:marker-style-name="T11"><text:span text:style-name="T11"><text:s text:c="4"/>for (int i = 0; i &lt; ht.size(); i++)</text:span><text:span text:style-name="T11"/></text:p>
            <text:p text:style-name="P21" loext:marker-style-name="T11"><text:span text:style-name="T11"><text:s text:c="6"/>os &lt;&lt; i &lt;&lt; " = " &lt;&lt; ht.table[i] &lt;&lt; endl;</text:span><text:span text:style-name="T11"/></text:p>
            <text:p text:style-name="P21" loext:marker-style-name="T11"><text:span text:style-name="T11"><text:s text:c="4"/>return os;</text:span><text:span text:style-name="T11"/></text:p>
            <text:p text:style-name="P21" loext:marker-style-name="T11"><text:span text:style-name="T11"><text:s text:c="2"/>}</text:span><text:span text:style-name="T11"/></text:p>
            <text:p text:style-name="P21" loext:marker-style-name="T11"><text:span text:style-name="T11">};</text:span><text:span text:style-name="T11"/></text:p>
            <text:p text:style-name="P21"/>
          </table:table-cell>
        </table:table-row>
      </table:table>
      <text:p text:style-name="P24" loext:marker-style-name="T9"/>
      <text:p text:style-name="P25" loext:marker-style-name="T9"/>
      <text:p text:style-name="P26">(b) (20 min) Complete the following program that uses the above HashTable class. Verify that the program output is correct.</text:p>
      <text:p text:style-name="P2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1" loext:marker-style-name="T11"><text:span text:style-name="T11">// lab02q2b.cpp -- demonstrates the use of hashtable with chaining.</text:span><text:span text:style-name="T11"/></text:p>
            <text:p text:style-name="P21" loext:marker-style-name="T11"><text:span text:style-name="T11">#include &lt;iostream&gt;</text:span><text:span text:style-name="T11"/></text:p>
            <text:p text:style-name="P21" loext:marker-style-name="T11"><text:span text:style-name="T11">// 1. Include HashTable.cpp.</text:span><text:span text:style-name="T11"/></text:p>
            <text:p text:style-name="P23" loext:marker-style-name="T12">#include "HashTable.cpp"</text:p>
            <text:p text:style-name="P21" loext:marker-style-name="T11"><text:span text:style-name="T11">using namespace std;</text:span><text:span text:style-name="T11"/></text:p>
            <text:p text:style-name="P22" loext:marker-style-name="T11"/>
            <text:p text:style-name="P21" loext:marker-style-name="T11"><text:span text:style-name="T11">int main() {</text:span><text:span text:style-name="T11"/></text:p>
            <text:p text:style-name="P21" loext:marker-style-name="T11"><text:span text:style-name="T11"><text:s text:c="2"/>const int n = 10;</text:span><text:span text:style-name="T11"/></text:p>
            <text:p text:style-name="P21" loext:marker-style-name="T11"><text:span text:style-name="T11"><text:s text:c="2"/>int A[n] = {36, 99, 80, 21, 58, 11, 25, 46, 91, 10};</text:span><text:span text:style-name="T11"/></text:p>
            <text:p text:style-name="P21" loext:marker-style-name="T11"><text:span text:style-name="T11"><text:s text:c="2"/>// 2. Declare a hashtable of int named "ht", size is 11.</text:span><text:span text:style-name="T11"/></text:p>
            <text:p text:style-name="P23" loext:marker-style-name="T12"><text:s text:c="2"/>HashTable ht = HashTable&lt;int&gt;(11);</text:p>
            <text:p text:style-name="P22" loext:marker-style-name="T11"/>
            <text:p text:style-name="P21" loext:marker-style-name="T11"><text:span text:style-name="T11"><text:s text:c="2"/>cout &lt;&lt; "Array : ";</text:span><text:span text:style-name="T11"/></text:p>
            <text:p text:style-name="P21" loext:marker-style-name="T11"><text:span text:style-name="T11"><text:s text:c="2"/>for (int i = 0; i &lt; n; i++) {</text:span><text:span text:style-name="T11"/></text:p>
            <text:p text:style-name="P21" loext:marker-style-name="T11"><text:span text:style-name="T11"><text:s text:c="4"/>cout &lt;&lt; A[i] &lt;&lt; " ";</text:span><text:span text:style-name="T11"/></text:p>
            <text:p text:style-name="P21" loext:marker-style-name="T11"><text:span text:style-name="T11"><text:s text:c="4"/>// 3. Insert A[i] into ht.</text:span><text:span text:style-name="T11"/></text:p>
            <text:p text:style-name="P23" loext:marker-style-name="T12"><text:s text:c="4"/>ht.insert(A[i]);</text:p>
            <text:p text:style-name="P21" loext:marker-style-name="T11"><text:span text:style-name="T11"><text:s text:c="2"/>}</text:span><text:span text:style-name="T11"/></text:p>
            <text:p text:style-name="P21" loext:marker-style-name="T11"><text:span text:style-name="T11"><text:s text:c="2"/>cout &lt;&lt; endl;</text:span><text:span text:style-name="T11"/></text:p>
            <text:p text:style-name="P22" loext:marker-style-name="T11"/>
            <text:p text:style-name="P21" loext:marker-style-name="T11"><text:span text:style-name="T11"><text:s text:c="2"/>// Display ht.</text:span><text:span text:style-name="T11"/></text:p>
            <text:p text:style-name="P21" loext:marker-style-name="T11"><text:span text:style-name="T11"><text:s text:c="2"/>cout &lt;&lt; ht &lt;&lt; endl;</text:span><text:span text:style-name="T11"/></text:p>
            <text:p text:style-name="P22" loext:marker-style-name="T11"/>
            <text:p text:style-name="P21" loext:marker-style-name="T11"><text:span text:style-name="T11"><text:s text:c="2"/>int target;</text:span><text:span text:style-name="T11"/></text:p>
            <text:p text:style-name="P21" loext:marker-style-name="T11"><text:span text:style-name="T11"><text:s text:c="2"/>cout &lt;&lt; "Target to retrieve: ";</text:span><text:span text:style-name="T11"/></text:p>
            <text:p text:style-name="P21" loext:marker-style-name="T11"><text:span text:style-name="T11"><text:s text:c="2"/>cin &gt;&gt; target;</text:span><text:span text:style-name="T11"/></text:p>
            <text:p text:style-name="P21" loext:marker-style-name="T11"><text:span text:style-name="T11"><text:s text:c="2"/>// 4. Retrieve the target from ht.</text:span><text:span text:style-name="T11"/></text:p>
            <text:p text:style-name="P21" loext:marker-style-name="T11"><text:span text:style-name="T11"><text:s text:c="2"/>if (ht.retrieve(target))</text:span><text:span text:style-name="T11"/></text:p>
            <text:p text:style-name="P21" loext:marker-style-name="T11"><text:span text:style-name="T11"><text:s text:c="4"/>cout &lt;&lt; "Target found\n";</text:span><text:span text:style-name="T11"/></text:p>
            <text:p text:style-name="P21" loext:marker-style-name="T11"><text:span text:style-name="T11"><text:s text:c="2"/>else</text:span><text:span text:style-name="T11"/></text:p>
            <text:p text:style-name="P21" loext:marker-style-name="T11"><text:span text:style-name="T11"><text:s text:c="4"/>cout &lt;&lt; "Target not found\n";</text:span><text:span text:style-name="T11"/></text:p>
            <text:p text:style-name="P21" loext:marker-style-name="T11"><text:span text:style-name="T11">}</text:span><text:span text:style-name="T11"/></text:p>
            <text:p text:style-name="P22" loext:marker-style-name="T11"/>
          </table:table-cell>
        </table:table-row>
      </table:table>
      <text:p text:style-name="P22" loext:marker-style-name="T11"/>
      <text:p text:style-name="P24" loext:marker-style-name="T9"/>
      <text:p text:style-name="P8"><text:span text:style-name="T9">(c) (10 min) Count the number of primitive operations of each step in LinkedList’s </text:span><text:span text:style-name="T13">insertFront</text:span><text:span text:style-name="T9"> function. What is its time complexity?</text:span></text:p>
      <text:p text:style-name="P25" loext:marker-style-name="T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 loext:marker-style-name="T13"><text:span text:style-name="T13">Algorithm</text:span><text:span text:style-name="T13"/></text:p>
          </table:table-cell>
          <table:table-cell table:style-name="Table6.A1" office:value-type="string">
            <text:p text:style-name="P8" loext:marker-style-name="T13"><text:span text:style-name="T13">Number of primitive operations</text:span><text:span text:style-name="T13"/></text:p>
          </table:table-cell>
        </table:table-row>
        <table:table-row table:style-name="Table6.1">
          <table:table-cell table:style-name="Table6.A1" office:value-type="string">
            <text:p text:style-name="P27">Node&lt;T&gt; *newNode = new Node&lt;T&gt;;</text:p>
          </table:table-cell>
          <table:table-cell table:style-name="Table6.A1" office:value-type="string">
            <text:p text:style-name="P8" loext:marker-style-name="T13"><text:span text:style-name="T13">1</text:span><text:span text:style-name="T13"/></text:p>
          </table:table-cell>
        </table:table-row>
        <table:table-row table:style-name="Table6.1">
          <table:table-cell table:style-name="Table6.A1" office:value-type="string">
            <text:p text:style-name="P27">newNode-&gt;info = element;</text:p>
          </table:table-cell>
          <table:table-cell table:style-name="Table6.A1" office:value-type="string">
            <text:p text:style-name="P8" loext:marker-style-name="T13"><text:span text:style-name="T13">1</text:span><text:span text:style-name="T13"/></text:p>
          </table:table-cell>
        </table:table-row>
        <table:table-row table:style-name="Table6.1">
          <table:table-cell table:style-name="Table6.A1" office:value-type="string">
            <text:p text:style-name="P27">newNode-&gt;next = start;</text:p>
          </table:table-cell>
          <table:table-cell table:style-name="Table6.A1" office:value-type="string">
            <text:p text:style-name="P8" loext:marker-style-name="T13"><text:span text:style-name="T13">1</text:span><text:span text:style-name="T13"/></text:p>
          </table:table-cell>
        </table:table-row>
        <table:table-row table:style-name="Table6.1">
          <table:table-cell table:style-name="Table6.A1" office:value-type="string">
            <text:p text:style-name="P27">start = newNode;</text:p>
          </table:table-cell>
          <table:table-cell table:style-name="Table6.A1" office:value-type="string">
            <text:p text:style-name="P8" loext:marker-style-name="T13"><text:span text:style-name="T13">1</text:span><text:span text:style-name="T13"/></text:p>
          </table:table-cell>
        </table:table-row>
        <table:table-row table:style-name="Table6.1">
          <table:table-cell table:style-name="Table6.A1" office:value-type="string">
            <text:p text:style-name="P28" loext:marker-style-name="T14"><text:span text:style-name="T14">T(n)</text:span><text:span text:style-name="T14"/></text:p>
          </table:table-cell>
          <table:table-cell table:style-name="Table6.A1" office:value-type="string">
            <text:p text:style-name="P8" loext:marker-style-name="T13"><text:span text:style-name="T13">4</text:span><text:span text:style-name="T13"/></text:p>
          </table:table-cell>
        </table:table-row>
      </table:table>
      <text:p text:style-name="P25" loext:marker-style-name="T9"/>
      <text:p text:style-name="P25" loext:marker-style-name="T9"/>
      <text:p text:style-name="P29"><text:span text:style-name="T9">(d) (10 min) Count the number of primitive operations of each step in LinkedList’s </text:span><text:span text:style-name="T13">find</text:span><text:span text:style-name="T9"> function. What is its time complexity?</text:span></text:p>
      <text:p text:style-name="P25" loext:marker-style-name="T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 loext:marker-style-name="T13"><text:span text:style-name="T13">Algorithm</text:span><text:span text:style-name="T13"/></text:p>
          </table:table-cell>
          <table:table-cell table:style-name="Table7.A1" office:value-type="string">
            <text:p text:style-name="P8" loext:marker-style-name="T13"><text:span text:style-name="T13">Number of primitive operations</text:span><text:span text:style-name="T13"/></text:p>
          </table:table-cell>
        </table:table-row>
        <table:table-row table:style-name="Table7.1">
          <table:table-cell table:style-name="Table7.A1" office:value-type="string">
            <text:p text:style-name="P27">bool found = false;</text:p>
          </table:table-cell>
          <table:table-cell table:style-name="Table7.A1" office:value-type="string">
            <text:p text:style-name="P8" loext:marker-style-name="T13"><text:span text:style-name="T13">1</text:span><text:span text:style-name="T13"/></text:p>
          </table:table-cell>
        </table:table-row>
        <table:table-row table:style-name="Table7.1">
          <table:table-cell table:style-name="Table7.A1" office:value-type="string">
            <text:p text:style-name="P27">Node&lt;T&gt; *ptr = start;</text:p>
          </table:table-cell>
          <table:table-cell table:style-name="Table7.A1" office:value-type="string">
            <text:p text:style-name="P8" loext:marker-style-name="T13"><text:span text:style-name="T13">1</text:span><text:span text:style-name="T13"/></text:p>
          </table:table-cell>
        </table:table-row>
        <table:table-row table:style-name="Table7.1">
          <table:table-cell table:style-name="Table7.A1" office:value-type="string">
            <text:p text:style-name="P27">while (ptr != nullptr &amp;&amp; !found)</text:p>
          </table:table-cell>
          <table:table-cell table:style-name="Table7.A1" office:value-type="string">
            <text:p text:style-name="P8" loext:marker-style-name="T13"><text:span text:style-name="T13">n+1</text:span><text:span text:style-name="T13"/></text:p>
          </table:table-cell>
        </table:table-row>
        <table:table-row table:style-name="Table7.1">
          <table:table-cell table:style-name="Table7.A1" office:value-type="string">
            <text:p text:style-name="P27"><text:s text:c="2"/>if (ptr-&gt;info == target)</text:p>
          </table:table-cell>
          <table:table-cell table:style-name="Table7.A1" office:value-type="string">
            <text:p text:style-name="P8" loext:marker-style-name="T13"><text:span text:style-name="T13">n</text:span><text:span text:style-name="T13"/></text:p>
          </table:table-cell>
        </table:table-row>
        <table:table-row table:style-name="Table7.1">
          <table:table-cell table:style-name="Table7.A1" office:value-type="string">
            <text:p text:style-name="P30">found = true;</text:p>
          </table:table-cell>
          <table:table-cell table:style-name="Table7.A1" office:value-type="string">
            <text:p text:style-name="P8" loext:marker-style-name="T13"><text:span text:style-name="T13">n</text:span><text:span text:style-name="T13"/></text:p>
          </table:table-cell>
        </table:table-row>
        <table:table-row table:style-name="Table7.1">
          <table:table-cell table:style-name="Table7.A1" office:value-type="string">
            <text:p text:style-name="P27"><text:s text:c="2"/>else</text:p>
          </table:table-cell>
          <table:table-cell table:style-name="Table7.A1" office:value-type="string">
            <text:p text:style-name="P8" loext:marker-style-name="T13"><text:span text:style-name="T13">Either one</text:span><text:span text:style-name="T13"/></text:p>
          </table:table-cell>
        </table:table-row>
        <table:table-row table:style-name="Table7.1">
          <table:table-cell table:style-name="Table7.A1" office:value-type="string">
            <text:p text:style-name="P30">ptr = ptr-&gt;next;</text:p>
          </table:table-cell>
          <table:table-cell table:style-name="Table7.A1" office:value-type="string">
            <text:p text:style-name="P8" loext:marker-style-name="T13"><text:span text:style-name="T13">n</text:span><text:span text:style-name="T13"/></text:p>
          </table:table-cell>
        </table:table-row>
        <table:table-row table:style-name="Table7.1">
          <table:table-cell table:style-name="Table7.A1" office:value-type="string">
            <text:p text:style-name="P8" loext:marker-style-name="T15"><text:span text:style-name="T15">return found;</text:span><text:span text:style-name="T15"/></text:p>
          </table:table-cell>
          <table:table-cell table:style-name="Table7.A1" office:value-type="string">
            <text:p text:style-name="P8" loext:marker-style-name="T13"><text:span text:style-name="T13">1</text:span><text:span text:style-name="T13"/></text:p>
          </table:table-cell>
        </table:table-row>
        <table:table-row table:style-name="Table7.1">
          <table:table-cell table:style-name="Table7.A1" office:value-type="string">
            <text:p text:style-name="P28" loext:marker-style-name="T14"><text:span text:style-name="T14">T(n)</text:span><text:span text:style-name="T14"/></text:p>
          </table:table-cell>
          <table:table-cell table:style-name="Table7.A1" office:value-type="string">
            <text:p text:style-name="P8" loext:marker-style-name="T13"><text:span text:style-name="T13">3n+4</text:span><text:span text:style-name="T13"/></text:p>
          </table:table-cell>
        </table:table-row>
      </table:table>
      <text:p text:style-name="P21"/>
      <text:p text:style-name="P21"/>
      <text:p text:style-name="Normal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en" fo:country="GB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GB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GB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" style:next-style-name="Default" style:class="text">
      <style:text-properties style:use-window-font-color="true" loext:opacity="0%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1" style:family="paragraph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" style:family="paragraph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Arial" fo:font-family="Arial" style:font-family-generic="swiss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de" style:family="paragraph" style:parent-style-name="Default" style:next-style-name="Defaul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Normal1">
      <style:paragraph-properties fo:margin-left="0.5i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1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1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Footer_20_Char" style:display-name="Footer Char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/>
    </style:style>
    <style:style style:name="WW_5f_CharLFO1LVL2" style:display-name="WW_CharLFO1LVL2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_5f_CharLFO1LVL3" style:display-name="WW_CharLFO1LVL3" style:family="text">
      <style:text-properties style:font-name="Wingdings" fo:font-family="Wingdings" style:font-family-generic="roman" style:font-pitch="variable"/>
    </style:style>
    <style:style style:name="WW_5f_CharLFO1LVL4" style:display-name="WW_CharLFO1LVL4" style:family="text">
      <style:text-properties style:font-name="Symbol" fo:font-family="Symbol" style:font-family-generic="roman" style:font-pitch="variable"/>
    </style:style>
    <style:style style:name="WW_5f_CharLFO1LVL5" style:display-name="WW_CharLFO1LVL5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_5f_CharLFO1LVL6" style:display-name="WW_CharLFO1LVL6" style:family="text">
      <style:text-properties style:font-name="Wingdings" fo:font-family="Wingdings" style:font-family-generic="roman" style:font-pitch="variable"/>
    </style:style>
    <style:style style:name="WW_5f_CharLFO1LVL7" style:display-name="WW_CharLFO1LVL7" style:family="text">
      <style:text-properties style:font-name="Symbol" fo:font-family="Symbol" style:font-family-generic="roman" style:font-pitch="variable"/>
    </style:style>
    <style:style style:name="WW_5f_CharLFO1LVL8" style:display-name="WW_CharLFO1LVL8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_5f_CharLFO1LVL9" style:display-name="WW_CharLFO1LVL9" style:family="text">
      <style:text-properties style:font-name="Wingdings" fo:font-family="Wingdings" style:font-family-generic="roman" style:font-pitch="variable"/>
    </style:style>
    <style:style style:name="WW_5f_CharLFO4LVL1" style:display-name="WW_CharLFO4LVL1" style:family="text">
      <style:text-properties style:font-name="Arial" fo:font-family="Arial" style:font-family-generic="swiss" style:font-pitch="variable"/>
    </style:style>
    <style:style style:name="WW_5f_CharLFO5LVL1" style:display-name="WW_CharLFO5LVL1" style:family="text">
      <style:text-properties style:font-name-complex="Arial1" style:font-family-complex="Arial" style:font-family-generic-complex="system" style:font-pitch-complex="variable"/>
    </style:style>
    <style:style style:name="WW_5f_CharLFO6LVL1" style:display-name="WW_CharLFO6LVL1" style:family="text">
      <style:text-properties style:font-name="Arial" fo:font-family="Arial" style:font-family-generic="swiss" style:font-pitch="variable"/>
    </style:style>
    <style:style style:name="WW_5f_CharLFO7LVL1" style:display-name="WW_CharLFO7LVL1" style:family="text">
      <style:text-properties style:font-name-complex="Arial1" style:font-family-complex="Arial" style:font-family-generic-complex="system" style:font-pitch-complex="variable"/>
    </style:style>
    <style:style style:name="WW_5f_CharLFO8LVL1" style:display-name="WW_CharLFO8LVL1" style:family="text">
      <style:text-properties style:font-name-complex="Arial1" style:font-family-complex="Arial" style:font-family-generic-complex="system" style:font-pitch-complex="variable"/>
    </style:style>
    <style:style style:name="WW_5f_CharLFO9LVL1" style:display-name="WW_CharLFO9LVL1" style:family="text">
      <style:text-properties fo:color="#000000" loext:opacity="100%" style:font-name="Verdana" fo:font-family="Verdana" style:font-family-generic="swiss" style:font-pitch="variable" style:font-name-complex="Arial1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fo:color="#000000" loext:opacity="100%" style:font-name="Verdana" fo:font-family="Verdana" style:font-family-generic="swiss" style:font-pitch="variable" style:font-name-complex="Arial1" style:font-family-complex="Aria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Arial" fo:font-family="Arial" style:font-family-generic="swiss" style:font-pitch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75in" fo:margin-right="0.75in" style:writing-mode="lr-tb" style:layout-grid-color="#c0c0c0" style:layout-grid-lines="23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4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8-02T17:03:00</meta:creation-date>
    <meta:initial-creator>FIT</meta:initial-creator>
    <dc:language>en-MY</dc:language>
    <meta:print-date>2013-05-31T08:23:00</meta:print-date>
    <dc:date>2026-04-14T14:42:39.318571405</dc:date>
    <meta:editing-cycles>15</meta:editing-cycles>
    <dc:title>TCS3211 Algorithm Analysis</dc:title>
    <meta:editing-duration>PT1H15M36S</meta:editing-duration>
    <meta:generator>LibreOffice/26.2.2.2$Linux_X86_64 LibreOffice_project/620$Build-2</meta:generator>
    <meta:document-statistic meta:table-count="7" meta:image-count="0" meta:object-count="0" meta:page-count="4" meta:paragraph-count="220" meta:word-count="638" meta:character-count="3254" meta:non-whitespace-character-count="2699"/>
    <meta:user-defined meta:name="AppVersion">15.0000</meta:user-defined>
    <meta:template xlink:type="simple" xlink:actuate="onRequest" xlink:title="Normal.dotm" xlink:href=""/>
  </office:meta>
</office:document-meta>
</file>